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Event.getPublic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Event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Event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Event.DocumentEvent( Session session , String pubId , String area , String uuid , String language , ResourceType resourceType , Object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Event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Event.getRe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